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008000" draw:textarea-horizontal-align="center" draw:textarea-vertical-align="middle" draw:shadow="hidden"/>
    </style:style>
    <style:style style:name="gr7" style:family="graphic" style:parent-style-name="standard">
      <style:graphic-properties svg:stroke-color="#800000" draw:textarea-horizontal-align="center" draw:textarea-vertical-align="middle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779cm" svg:height="0.962cm" svg:x="2.331cm" svg:y="16.052cm">
          <draw:text-box>
            <text:p>Query point</text:p>
          </draw:text-box>
        </draw:frame>
        <draw:custom-shape draw:style-name="gr2" draw:text-style-name="P1" draw:layer="layout" svg:width="1.27cm" svg:height="1.27cm" svg:x="11.221cm" svg:y="10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5.091cm" svg:height="0.962cm" svg:x="12.657cm" svg:y="10.548cm">
          <draw:text-box>
            <text:p>The ith neighbor</text:p>
          </draw:text-box>
        </draw:frame>
        <draw:custom-shape draw:style-name="gr2" draw:text-style-name="P1" draw:layer="layout" svg:width="1.27cm" svg:height="1.27cm" svg:x="4.236cm" svg:y="1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804cm" svg:y1="6.156cm" svg:x2="16.752cm" svg:y2="16.76cm">
          <text:p/>
        </draw:line>
        <draw:line draw:style-name="gr4" draw:text-style-name="P1" draw:layer="layout" svg:x1="11.271cm" svg:y1="11.317cm" svg:x2="5.375cm" svg:y2="15.022cm">
          <text:p/>
        </draw:line>
        <draw:custom-shape draw:style-name="gr5" draw:text-style-name="P1" draw:layer="layout" svg:width="1.27cm" svg:height="1.27cm" svg:x="3.518cm" svg:y="10.208cm">
          <text:p text:style-name="P1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2.74cm" svg:y="6.429cm">
          <text:p text:style-name="P1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158cm" svg:y1="10.977cm" svg:x2="4.846cm" svg:y2="10.902cm">
          <text:p/>
        </draw:line>
        <draw:line draw:style-name="gr4" draw:text-style-name="P1" draw:layer="layout" svg:x1="12.141cm" svg:y1="10.335cm" svg:x2="13.237cm" svg:y2="7.575cm">
          <text:p/>
        </draw:line>
        <draw:line draw:style-name="gr6" draw:text-style-name="P1" draw:layer="layout" svg:x1="7.907cm" svg:y1="7.878cm" svg:x2="4.43cm" svg:y2="13.547cm">
          <text:p/>
        </draw:line>
        <draw:line draw:style-name="gr6" draw:text-style-name="P1" draw:layer="layout" svg:x1="9.536cm" svg:y1="9.313cm" svg:x2="6.059cm" svg:y2="14.982cm">
          <text:p/>
        </draw:line>
        <draw:line draw:style-name="gr6" draw:text-style-name="P1" draw:layer="layout" svg:x1="10.894cm" svg:y1="11.469cm" svg:x2="7.417cm" svg:y2="17.138cm">
          <text:p/>
        </draw:line>
        <draw:line draw:style-name="gr6" draw:text-style-name="P1" draw:layer="layout" svg:x1="12.897cm" svg:y1="13.359cm" svg:x2="9.42cm" svg:y2="19.028cm">
          <text:p/>
        </draw:line>
        <draw:line draw:style-name="gr7" draw:text-style-name="P1" draw:layer="layout" svg:x1="12.75cm" svg:y1="1.356cm" svg:x2="9.273cm" svg:y2="7.025cm">
          <text:p/>
        </draw:line>
        <draw:line draw:style-name="gr7" draw:text-style-name="P1" draw:layer="layout" svg:x1="14.64cm" svg:y1="3.115cm" svg:x2="11.163cm" svg:y2="8.784cm">
          <text:p/>
        </draw:line>
        <draw:line draw:style-name="gr7" draw:text-style-name="P1" draw:layer="layout" svg:x1="17.361cm" svg:y1="4.892cm" svg:x2="13.884cm" svg:y2="10.561cm">
          <text:p/>
        </draw:line>
        <draw:line draw:style-name="gr7" draw:text-style-name="P1" draw:layer="layout" svg:x1="18.798cm" svg:y1="7.991cm" svg:x2="15.321cm" svg:y2="13.66cm">
          <text:p/>
        </draw:line>
        <draw:frame draw:style-name="gr1" draw:layer="layout" svg:width="5.815cm" svg:height="0.962cm" svg:x="7.794cm" svg:y="19.973cm">
          <draw:text-box>
            <text:p>Positive half-space</text:p>
          </draw:text-box>
        </draw:frame>
        <draw:frame draw:style-name="gr1" draw:layer="layout" svg:width="6.103cm" svg:height="0.962cm" svg:x="15.014cm" svg:y="3.153cm">
          <draw:text-box>
            <text:p>Negative half-space</text:p>
          </draw:text-box>
        </draw:frame>
        <draw:frame draw:style-name="gr1" draw:layer="layout" svg:width="1.662cm" svg:height="0.962cm" svg:x="7.564cm" svg:y="13.447cm">
          <draw:text-box>
            <text:p>v_qi</text:p>
          </draw:text-box>
        </draw:frame>
        <draw:frame draw:style-name="gr1" draw:layer="layout" svg:width="1.84cm" svg:height="0.962cm" svg:x="6.942cm" svg:y="9.837cm">
          <draw:text-box>
            <text:p>v_x1</text:p>
          </draw:text-box>
        </draw:frame>
        <draw:frame draw:style-name="gr1" draw:layer="layout" svg:width="1.844cm" svg:height="0.962cm" svg:x="12.825cm" svg:y="8.53cm">
          <draw:text-box>
            <text:p>v_x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vid (Cont</meta:initial-creator>
    <meta:creation-date>2011-07-19T12:36:17</meta:creation-date>
    <dc:date>2011-07-19T12:55:15</dc:date>
    <dc:creator>David (Cont</dc:creator>
    <meta:editing-duration>PT00H02M26S</meta:editing-duration>
    <meta:editing-cycles>1</meta:editing-cycles>
    <meta:document-statistic meta:object-count="23"/>
    <meta:generator>OpenOffice.org/3.1$Unix OpenOffice.org_project/310m19$Build-9420</meta:generator>
  </office:meta>
</office:document-meta>
</file>